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6600" draw:textarea-vertical-align="middle"/>
    </style:style>
    <style:style style:name="gr2" style:family="graphic" style:parent-style-name="standard">
      <style:graphic-properties draw:fill="solid" draw:fill-color="#6666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ffd320" draw:textarea-vertical-align="middle"/>
    </style:style>
    <style:style style:name="gr8" style:family="graphic" style:parent-style-name="standard">
      <style:graphic-properties svg:stroke-color="#99ff66" draw:fill="solid" draw:fill-color="#99ff66" draw:textarea-vertical-align="middle"/>
    </style:style>
    <style:style style:name="gr9" style:family="graphic" style:parent-style-name="standard">
      <style:graphic-properties draw:fill="solid" draw:fill-color="#ff3333" draw:textarea-vertical-align="middle"/>
    </style:style>
    <style:style style:name="gr10" style:family="graphic" style:parent-style-name="standard">
      <style:graphic-properties draw:fill="solid" draw:fill-color="#ffd320" draw:textarea-vertical-align="middle"/>
    </style:style>
    <style:style style:name="gr11" style:family="graphic" style:parent-style-name="standard">
      <style:graphic-properties svg:stroke-color="#ff3333" draw:fill="solid" draw:fill-color="#ff3333" draw:textarea-vertical-align="middle"/>
    </style:style>
    <style:style style:name="gr12" style:family="graphic" style:parent-style-name="standard">
      <style:graphic-properties draw:fill="solid" draw:fill-color="#cc66ff" draw:textarea-vertical-align="middl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8pt" fo:font-weight="bold"/>
    </style:style>
    <style:style style:name="T2" style:family="text">
      <style:text-properties fo:font-weight="bold"/>
    </style:style>
    <style:style style:name="T3" style:family="text">
      <style:text-properties fo:font-size="14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rect draw:style-name="gr1" draw:text-style-name="P2" draw:layer="layout" svg:width="4.4cm" svg:height="9.201cm" svg:x="0.799cm" svg:y="0.799cm">
          <text:p text:style-name="P1"><text:span text:style-name="T1">CONSEJERÍA</text:span></text:p>
        </draw:rect>
        <draw:rect draw:style-name="gr1" draw:text-style-name="P2" draw:layer="layout" svg:width="4.4cm" svg:height="2.6cm" svg:x="0.8cm" svg:y="10.8cm">
          <text:p text:style-name="P1"><text:span text:style-name="T1">EGRESADOS</text:span></text:p>
        </draw:rect>
        <draw:rect draw:style-name="gr1" draw:text-style-name="P2" draw:layer="layout" svg:width="4.4cm" svg:height="2.6cm" svg:x="0.8cm" svg:y="20cm">
          <text:p text:style-name="P1"><text:span text:style-name="T1">MONITORIA</text:span></text:p>
        </draw:rect>
        <draw:rect draw:style-name="gr1" draw:text-style-name="P2" draw:layer="layout" svg:width="4.4cm" svg:height="2.6cm" svg:x="0.8cm" svg:y="26.799cm">
          <text:p text:style-name="P1"><text:span text:style-name="T1">BIENESTAR</text:span></text:p>
        </draw:rect>
        <draw:rect draw:style-name="gr2" draw:text-style-name="P2" xml:id="id13" draw:id="id13" draw:layer="layout" svg:width="4.4cm" svg:height="2.6cm" svg:x="20.599cm" svg:y="0.799cm">
          <text:p text:style-name="P1"><text:span text:style-name="T1">PLAN DE </text:span></text:p>
          <text:p text:style-name="P1"><text:span text:style-name="T1">ACCIÓN</text:span></text:p>
          <text:p text:style-name="P1"><text:span text:style-name="T1"/></text:p>
        </draw:rect>
        <draw:g>
          <draw:rect draw:style-name="gr2" draw:text-style-name="P3" xml:id="id1" draw:id="id1" draw:layer="layout" svg:width="4.4cm" svg:height="2.6cm" svg:x="5.799cm" svg:y="0.799cm">
            <text:p text:style-name="P1"><text:span text:style-name="T2">ATENCIONES</text:span></text:p>
            <text:p text:style-name="P1"><text:span text:style-name="T2"/></text:p>
          </draw:rect>
          <draw:rect draw:style-name="gr3" draw:text-style-name="P4" draw:layer="layout" svg:width="3.3cm" svg:height="0.8cm" svg:x="6.399cm" svg:y="2.499cm">
            <text:p text:style-name="P1"><text:span text:style-name="T3">Estudiantes</text:span></text:p>
          </draw:rect>
          <draw:rect draw:style-name="gr4" draw:text-style-name="P1" xml:id="id2" draw:id="id2" draw:layer="layout" svg:width="2.8cm" svg:height="0.8cm" svg:x="8.499cm" svg:y="4.499cm">
            <text:p text:style-name="P1">Registro</text:p>
          </draw:rect>
          <draw:rect draw:style-name="gr4" draw:text-style-name="P1" xml:id="id3" draw:id="id3" draw:layer="layout" svg:width="2.8cm" svg:height="0.8cm" svg:x="8.499cm" svg:y="5.599cm">
            <text:p text:style-name="P1">Reporte</text:p>
          </draw:rect>
          <draw:connector draw:style-name="gr5" draw:text-style-name="P1" draw:layer="layout" svg:x1="7.999cm" svg:y1="3.399cm" svg:x2="8.499cm" svg:y2="4.899cm" draw:start-shape="id1" draw:start-glue-point="2" draw:end-shape="id2" draw:end-glue-point="3" svg:d="M7999 3399v550h-1v950h501">
            <text:p/>
          </draw:connector>
          <draw:connector draw:style-name="gr5" draw:text-style-name="P1" draw:layer="layout" svg:x1="7.999cm" svg:y1="3.399cm" svg:x2="8.499cm" svg:y2="5.999cm" draw:start-shape="id1" draw:start-glue-point="2" draw:end-shape="id3" draw:end-glue-point="3" svg:d="M7999 3399v1100h-1v1500h501">
            <text:p/>
          </draw:connector>
        </draw:g>
        <draw:rect draw:style-name="gr3" draw:text-style-name="P4" draw:layer="layout" svg:width="3.3cm" svg:height="0.8cm" svg:x="25.4cm" svg:y="25.6cm">
          <text:p text:style-name="P1"><text:span text:style-name="T3">Aspirantes</text:span></text:p>
        </draw:rect>
        <draw:rect draw:style-name="gr3" draw:text-style-name="P4" draw:layer="layout" svg:width="3.3cm" svg:height="0.8cm" svg:x="26.299cm" svg:y="24cm">
          <text:p text:style-name="P1"><text:span text:style-name="T3">Egresados</text:span></text:p>
        </draw:rect>
        <draw:rect draw:style-name="gr3" draw:text-style-name="P4" draw:layer="layout" svg:width="3.3cm" svg:height="0.8cm" svg:x="21.199cm" svg:y="2.5cm">
          <text:p text:style-name="P1"><text:span text:style-name="T3">Estudiantes</text:span></text:p>
        </draw:rect>
        <draw:g>
          <draw:rect draw:style-name="gr2" draw:text-style-name="P3" xml:id="id4" draw:id="id4" draw:layer="layout" svg:width="4.4cm" svg:height="2.6cm" svg:x="10.499cm" svg:y="0.799cm">
            <text:p text:style-name="P1"><text:span text:style-name="T2">ASIGNACIÓN</text:span></text:p>
            <text:p text:style-name="P1"><text:span text:style-name="T2">CONSEJEROS</text:span></text:p>
            <text:p text:style-name="P1"><text:span text:style-name="T2"/></text:p>
          </draw:rect>
          <draw:rect draw:style-name="gr3" draw:text-style-name="P4" draw:layer="layout" svg:width="3.3cm" svg:height="0.8cm" svg:x="11.099cm" svg:y="2.499cm">
            <text:p text:style-name="P1"><text:span text:style-name="T3">Estudiantes</text:span></text:p>
          </draw:rect>
          <draw:rect draw:style-name="gr4" draw:text-style-name="P1" xml:id="id5" draw:id="id5" draw:layer="layout" svg:width="3.1cm" svg:height="0.8cm" svg:x="13.199cm" svg:y="4.499cm">
            <text:p text:style-name="P1">Asignación</text:p>
          </draw:rect>
          <draw:rect draw:style-name="gr4" draw:text-style-name="P1" xml:id="id6" draw:id="id6" draw:layer="layout" svg:width="2.8cm" svg:height="0.8cm" svg:x="13.199cm" svg:y="5.599cm">
            <text:p text:style-name="P1">Reporte</text:p>
          </draw:rect>
          <draw:connector draw:style-name="gr5" draw:text-style-name="P1" draw:layer="layout" svg:x1="12.699cm" svg:y1="3.399cm" svg:x2="13.199cm" svg:y2="4.899cm" draw:start-shape="id4" draw:start-glue-point="2" draw:end-shape="id5" draw:end-glue-point="3" svg:d="M12699 3399v550h-1v950h501">
            <text:p/>
          </draw:connector>
          <draw:connector draw:style-name="gr5" draw:text-style-name="P1" draw:layer="layout" svg:x1="12.699cm" svg:y1="3.399cm" svg:x2="13.199cm" svg:y2="5.999cm" draw:start-shape="id4" draw:start-glue-point="2" draw:end-shape="id6" draw:end-glue-point="3" svg:d="M12699 3399v1100h-1v1500h501">
            <text:p/>
          </draw:connector>
        </draw:g>
        <draw:g>
          <draw:rect draw:style-name="gr2" draw:text-style-name="P3" xml:id="id7" draw:id="id7" draw:layer="layout" svg:width="4.4cm" svg:height="2.6cm" svg:x="15.199cm" svg:y="0.799cm">
            <text:p text:style-name="P1"><text:span text:style-name="T2">INDUCCIÓN</text:span></text:p>
            <text:p text:style-name="P1"><text:span text:style-name="T2"/></text:p>
          </draw:rect>
          <draw:rect draw:style-name="gr3" draw:text-style-name="P4" draw:layer="layout" svg:width="3.3cm" svg:height="0.8cm" svg:x="15.799cm" svg:y="2.499cm">
            <text:p text:style-name="P1"><text:span text:style-name="T3">Estudiantes</text:span></text:p>
          </draw:rect>
          <draw:rect draw:style-name="gr4" draw:text-style-name="P1" xml:id="id8" draw:id="id8" draw:layer="layout" svg:width="3.1cm" svg:height="0.8cm" svg:x="17.999cm" svg:y="4.499cm">
            <text:p text:style-name="P1">Horarios</text:p>
          </draw:rect>
          <draw:rect draw:style-name="gr4" draw:text-style-name="P1" xml:id="id12" draw:id="id12" draw:layer="layout" svg:width="4.2cm" svg:height="0.8cm" svg:x="17.999cm" svg:y="5.599cm">
            <text:p text:style-name="P1">Agendamiento</text:p>
          </draw:rect>
          <draw:rect draw:style-name="gr4" draw:text-style-name="P1" xml:id="id11" draw:id="id11" draw:layer="layout" svg:width="3.1cm" svg:height="0.8cm" svg:x="18.043cm" svg:y="6.699cm">
            <text:p text:style-name="P1">Asistencia</text:p>
          </draw:rect>
          <draw:rect draw:style-name="gr4" draw:text-style-name="P1" xml:id="id10" draw:id="id10" draw:layer="layout" svg:width="3.356cm" svg:height="0.8cm" svg:x="18.043cm" svg:y="7.799cm">
            <text:p text:style-name="P1">Evaluación</text:p>
          </draw:rect>
          <draw:rect draw:style-name="gr4" draw:text-style-name="P1" xml:id="id9" draw:id="id9" draw:layer="layout" svg:width="2.8cm" svg:height="0.8cm" svg:x="18.054cm" svg:y="8.899cm">
            <text:p text:style-name="P1">Reportes</text:p>
          </draw:rect>
          <draw:connector draw:style-name="gr5" draw:text-style-name="P1" draw:layer="layout" svg:x1="17.399cm" svg:y1="3.399cm" svg:x2="17.999cm" svg:y2="4.899cm" draw:start-shape="id7" draw:end-shape="id8" draw:end-glue-point="3" svg:d="M17399 3399v1500h600">
            <text:p/>
          </draw:connector>
          <draw:connector draw:style-name="gr5" draw:text-style-name="P1" draw:layer="layout" svg:x1="18.054cm" svg:y1="9.299cm" svg:x2="17.399cm" svg:y2="3.399cm" draw:start-shape="id9" draw:start-glue-point="3" draw:end-shape="id7" draw:end-glue-point="2" svg:d="M18054 9299h-655v-5900">
            <text:p/>
          </draw:connector>
          <draw:connector draw:style-name="gr5" draw:text-style-name="P1" draw:layer="layout" svg:x1="18.043cm" svg:y1="8.199cm" svg:x2="17.399cm" svg:y2="3.399cm" draw:start-shape="id10" draw:start-glue-point="3" draw:end-shape="id7" svg:d="M18043 8199h-644v-4800">
            <text:p/>
          </draw:connector>
          <draw:connector draw:style-name="gr5" draw:text-style-name="P1" draw:layer="layout" svg:x1="18.043cm" svg:y1="7.099cm" svg:x2="17.399cm" svg:y2="3.399cm" draw:start-shape="id11" draw:start-glue-point="3" draw:end-shape="id7" draw:end-glue-point="2" svg:d="M18043 7099h-644v-3700">
            <text:p/>
          </draw:connector>
          <draw:connector draw:style-name="gr5" draw:text-style-name="P1" draw:layer="layout" svg:x1="17.999cm" svg:y1="5.999cm" svg:x2="17.399cm" svg:y2="3.399cm" draw:start-shape="id12" draw:start-glue-point="3" draw:end-shape="id7" svg:d="M17999 5999h-600v-2600">
            <text:p/>
          </draw:connector>
        </draw:g>
        <draw:rect draw:style-name="gr4" draw:text-style-name="P5" xml:id="id14" draw:id="id14" draw:layer="layout" svg:width="3.9cm" svg:height="0.8cm" svg:x="23.399cm" svg:y="4.499cm">
          <text:p text:style-name="P1"><text:span text:style-name="T4">Cronograma</text:span></text:p>
        </draw:rect>
        <draw:rect draw:style-name="gr4" draw:text-style-name="P5" xml:id="id15" draw:id="id15" draw:layer="layout" svg:width="4.2cm" svg:height="0.8cm" svg:x="23.399cm" svg:y="5.599cm">
          <text:p text:style-name="P1"><text:span text:style-name="T4">Asistencia</text:span></text:p>
        </draw:rect>
        <draw:rect draw:style-name="gr4" draw:text-style-name="P5" xml:id="id16" draw:id="id16" draw:layer="layout" svg:width="3.1cm" svg:height="0.8cm" svg:x="23.444cm" svg:y="6.7cm">
          <text:p text:style-name="P1"><text:span text:style-name="T4">Reportes</text:span></text:p>
        </draw:rect>
        <draw:connector draw:style-name="gr5" draw:text-style-name="P1" draw:layer="layout" svg:x1="22.799cm" svg:y1="3.399cm" svg:x2="23.399cm" svg:y2="4.899cm" draw:start-shape="id13" draw:end-shape="id14" draw:end-glue-point="3" svg:d="M22799 3399v1500h600">
          <text:p/>
        </draw:connector>
        <draw:connector draw:style-name="gr5" draw:text-style-name="P1" draw:layer="layout" svg:x1="23.399cm" svg:y1="5.999cm" svg:x2="22.799cm" svg:y2="3.399cm" draw:start-shape="id15" draw:start-glue-point="3" draw:end-shape="id13" svg:d="M23399 5999h-600v-2600">
          <text:p/>
        </draw:connector>
        <draw:connector draw:style-name="gr5" draw:text-style-name="P1" draw:layer="layout" svg:x1="23.444cm" svg:y1="7.1cm" svg:x2="22.799cm" svg:y2="3.399cm" draw:start-shape="id16" draw:start-glue-point="3" draw:end-shape="id13" draw:end-glue-point="2" svg:d="M23444 7100h-645v-3701">
          <text:p/>
        </draw:connector>
        <draw:rect draw:style-name="gr3" draw:text-style-name="P4" draw:layer="layout" svg:width="3.3cm" svg:height="0.8cm" svg:x="34.999cm" svg:y="27.3cm">
          <text:p text:style-name="P1"><text:span text:style-name="T3">Estudiantes</text:span></text:p>
        </draw:rect>
        <draw:g>
          <draw:rect draw:style-name="gr2" draw:text-style-name="P3" xml:id="id17" draw:id="id17" draw:layer="layout" svg:width="4.4cm" svg:height="2.6cm" svg:x="26.299cm" svg:y="0.799cm">
            <text:p text:style-name="P1"><text:span text:style-name="T2">REPORTES</text:span></text:p>
            <text:p text:style-name="P1"><text:span text:style-name="T2"/></text:p>
          </draw:rect>
          <draw:rect draw:style-name="gr3" draw:text-style-name="P4" draw:layer="layout" svg:width="3.3cm" svg:height="0.8cm" svg:x="26.899cm" svg:y="2.499cm">
            <text:p text:style-name="P1"><text:span text:style-name="T3">Estudiantes</text:span></text:p>
          </draw:rect>
          <draw:rect draw:style-name="gr4" draw:text-style-name="P1" xml:id="id18" draw:id="id18" draw:layer="layout" svg:width="3.801cm" svg:height="0.8cm" svg:x="28.999cm" svg:y="4.499cm">
            <text:p text:style-name="P1">Matriculados</text:p>
          </draw:rect>
          <draw:rect draw:style-name="gr4" draw:text-style-name="P1" xml:id="id19" draw:id="id19" draw:layer="layout" svg:width="5.201cm" svg:height="0.8cm" svg:x="28.999cm" svg:y="5.599cm">
            <text:p text:style-name="P1">Cátedra Unadista</text:p>
          </draw:rect>
          <draw:connector draw:style-name="gr5" draw:text-style-name="P1" draw:layer="layout" svg:x1="28.499cm" svg:y1="3.399cm" svg:x2="28.999cm" svg:y2="4.899cm" draw:start-shape="id17" draw:start-glue-point="2" draw:end-shape="id18" draw:end-glue-point="3" svg:d="M28499 3399v550h-1v950h501">
            <text:p/>
          </draw:connector>
          <draw:connector draw:style-name="gr5" draw:text-style-name="P1" draw:layer="layout" svg:x1="28.499cm" svg:y1="3.399cm" svg:x2="28.999cm" svg:y2="5.999cm" draw:start-shape="id17" draw:start-glue-point="2" draw:end-shape="id19" draw:end-glue-point="3" svg:d="M28499 3399v1100h-1v1500h501">
            <text:p/>
          </draw:connector>
        </draw:g>
        <draw:g>
          <draw:rect draw:style-name="gr2" draw:text-style-name="P3" xml:id="id20" draw:id="id20" draw:layer="layout" svg:width="5.4cm" svg:height="2.6cm" svg:x="5.8cm" svg:y="10.899cm">
            <text:p text:style-name="P1"><text:span text:style-name="T2">ACTUALIZACIÓN</text:span></text:p>
            <text:p text:style-name="P1"><text:span text:style-name="T2">DE DATOS</text:span></text:p>
            <text:p text:style-name="P1"><text:span text:style-name="T2"/></text:p>
          </draw:rect>
          <draw:rect draw:style-name="gr3" draw:text-style-name="P4" draw:layer="layout" svg:width="3.3cm" svg:height="0.8cm" svg:x="6.4cm" svg:y="12.599cm">
            <text:p text:style-name="P1"><text:span text:style-name="T3">Egresados</text:span></text:p>
          </draw:rect>
          <draw:rect draw:style-name="gr4" draw:text-style-name="P1" xml:id="id21" draw:id="id21" draw:layer="layout" svg:width="4.299cm" svg:height="0.8cm" svg:x="9cm" svg:y="14.599cm">
            <text:p text:style-name="P1">Actualización</text:p>
          </draw:rect>
          <draw:connector draw:style-name="gr5" draw:text-style-name="P1" draw:layer="layout" svg:x1="8.5cm" svg:y1="13.499cm" svg:x2="9cm" svg:y2="14.999cm" draw:start-shape="id20" draw:start-glue-point="2" draw:end-shape="id21" draw:end-glue-point="3" svg:d="M8500 13499v550h-1v950h501">
            <text:p/>
          </draw:connector>
        </draw:g>
        <draw:g>
          <draw:rect draw:style-name="gr2" draw:text-style-name="P3" xml:id="id22" draw:id="id22" draw:layer="layout" svg:width="4.4cm" svg:height="2.6cm" svg:x="12.2cm" svg:y="10.899cm">
            <text:p text:style-name="P1"><text:span text:style-name="T2">EVENTOS</text:span></text:p>
            <text:p text:style-name="P1"><text:span text:style-name="T2">EGRESADOS</text:span></text:p>
            <text:p text:style-name="P1"><text:span text:style-name="T2"/></text:p>
          </draw:rect>
          <draw:rect draw:style-name="gr3" draw:text-style-name="P4" draw:layer="layout" svg:width="3.3cm" svg:height="0.8cm" svg:x="12.8cm" svg:y="12.599cm">
            <text:p text:style-name="P1"><text:span text:style-name="T3">Egresados</text:span></text:p>
          </draw:rect>
          <draw:rect draw:style-name="gr4" draw:text-style-name="P1" xml:id="id23" draw:id="id23" draw:layer="layout" svg:width="3.1cm" svg:height="0.8cm" svg:x="14.9cm" svg:y="14.599cm">
            <text:p text:style-name="P1">Registro</text:p>
          </draw:rect>
          <draw:rect draw:style-name="gr4" draw:text-style-name="P1" xml:id="id24" draw:id="id24" draw:layer="layout" svg:width="2.8cm" svg:height="0.8cm" svg:x="14.9cm" svg:y="15.699cm">
            <text:p text:style-name="P1">Reporte</text:p>
          </draw:rect>
          <draw:connector draw:style-name="gr5" draw:text-style-name="P1" draw:layer="layout" svg:x1="14.4cm" svg:y1="13.499cm" svg:x2="14.9cm" svg:y2="14.999cm" draw:start-shape="id22" draw:start-glue-point="2" draw:end-shape="id23" draw:end-glue-point="3" svg:d="M14400 13499v550h-1v950h501">
            <text:p/>
          </draw:connector>
          <draw:connector draw:style-name="gr5" draw:text-style-name="P1" draw:layer="layout" svg:x1="14.4cm" svg:y1="13.499cm" svg:x2="14.9cm" svg:y2="16.099cm" draw:start-shape="id22" draw:start-glue-point="2" draw:end-shape="id24" draw:end-glue-point="3" svg:d="M14400 13499v1100h-1v1500h501">
            <text:p/>
          </draw:connector>
        </draw:g>
        <draw:g>
          <draw:rect draw:style-name="gr2" draw:text-style-name="P2" xml:id="id25" draw:id="id25" draw:layer="layout" svg:width="6.6cm" svg:height="2.6cm" svg:x="22.4cm" svg:y="10.899cm">
            <text:p text:style-name="P1"><text:span text:style-name="T1">GESTOR</text:span></text:p>
            <text:p text:style-name="P1"><text:span text:style-name="T1">COMUNICACIONES</text:span></text:p>
            <text:p text:style-name="P1"><text:span text:style-name="T1"/></text:p>
          </draw:rect>
          <draw:rect draw:style-name="gr3" draw:text-style-name="P4" draw:layer="layout" svg:width="3.3cm" svg:height="0.8cm" svg:x="24.1cm" svg:y="12.6cm">
            <text:p text:style-name="P1"><text:span text:style-name="T3">Egresados</text:span></text:p>
          </draw:rect>
          <draw:rect draw:style-name="gr4" draw:text-style-name="P5" xml:id="id26" draw:id="id26" draw:layer="layout" svg:width="3.9cm" svg:height="0.8cm" svg:x="26.3cm" svg:y="14.599cm">
            <text:p text:style-name="P1"><text:span text:style-name="T4">Envio e-mail</text:span></text:p>
          </draw:rect>
          <draw:rect draw:style-name="gr4" draw:text-style-name="P5" xml:id="id27" draw:id="id27" draw:layer="layout" svg:width="4.2cm" svg:height="0.8cm" svg:x="26.3cm" svg:y="15.699cm">
            <text:p text:style-name="P1"><text:span text:style-name="T4">Reporte</text:span></text:p>
          </draw:rect>
          <draw:connector draw:style-name="gr5" draw:text-style-name="P1" draw:layer="layout" svg:x1="25.7cm" svg:y1="13.499cm" svg:x2="26.3cm" svg:y2="14.999cm" draw:start-shape="id25" draw:end-shape="id26" draw:end-glue-point="3" svg:d="M25700 13499v1500h600">
            <text:p/>
          </draw:connector>
          <draw:connector draw:style-name="gr5" draw:text-style-name="P1" draw:layer="layout" svg:x1="26.3cm" svg:y1="16.099cm" svg:x2="25.7cm" svg:y2="13.499cm" draw:start-shape="id27" draw:start-glue-point="3" draw:end-shape="id25" svg:d="M26300 16099h-600v-2600">
            <text:p/>
          </draw:connector>
        </draw:g>
        <draw:g>
          <draw:rect draw:style-name="gr2" draw:text-style-name="P3" xml:id="id28" draw:id="id28" draw:layer="layout" svg:width="4.4cm" svg:height="2.6cm" svg:x="29.7cm" svg:y="10.899cm">
            <text:p text:style-name="P1"><text:span text:style-name="T2">REPORTES</text:span></text:p>
            <text:p text:style-name="P1"><text:span text:style-name="T2"/></text:p>
          </draw:rect>
          <draw:rect draw:style-name="gr3" draw:text-style-name="P4" draw:layer="layout" svg:width="3.3cm" svg:height="0.8cm" svg:x="30.3cm" svg:y="12.599cm">
            <text:p text:style-name="P1"><text:span text:style-name="T3">Egresados</text:span></text:p>
          </draw:rect>
          <draw:rect draw:style-name="gr4" draw:text-style-name="P1" xml:id="id29" draw:id="id29" draw:layer="layout" svg:width="3.801cm" svg:height="0.8cm" svg:x="32.4cm" svg:y="14.599cm">
            <text:p text:style-name="P1">Graduados</text:p>
          </draw:rect>
          <draw:rect draw:style-name="gr4" draw:text-style-name="P1" xml:id="id30" draw:id="id30" draw:layer="layout" svg:width="6.4cm" svg:height="0.8cm" svg:x="32.4cm" svg:y="15.699cm">
            <text:p text:style-name="P1">Momento Cero UNAD</text:p>
          </draw:rect>
          <draw:connector draw:style-name="gr5" draw:text-style-name="P1" draw:layer="layout" svg:x1="31.9cm" svg:y1="13.499cm" svg:x2="32.4cm" svg:y2="14.999cm" draw:start-shape="id28" draw:start-glue-point="2" draw:end-shape="id29" draw:end-glue-point="3" svg:d="M31900 13499v550h-1v950h501">
            <text:p/>
          </draw:connector>
          <draw:connector draw:style-name="gr5" draw:text-style-name="P1" draw:layer="layout" svg:x1="31.9cm" svg:y1="13.499cm" svg:x2="32.4cm" svg:y2="16.099cm" draw:start-shape="id28" draw:start-glue-point="2" draw:end-shape="id30" draw:end-glue-point="3" svg:d="M31900 13499v1100h-1v1500h501">
            <text:p/>
          </draw:connector>
          <draw:rect draw:style-name="gr4" draw:text-style-name="P1" xml:id="id31" draw:id="id31" draw:layer="layout" svg:width="7.183cm" svg:height="0.8cm" svg:x="32.417cm" svg:y="16.899cm">
            <text:p text:style-name="P1">Momentos 0, 1 y 5 MEN</text:p>
          </draw:rect>
          <draw:connector draw:style-name="gr5" draw:text-style-name="P1" draw:layer="layout" svg:x1="31.9cm" svg:y1="13.499cm" svg:x2="32.417cm" svg:y2="17.299cm" draw:start-shape="id28" draw:end-shape="id31" draw:end-glue-point="3" svg:d="M31900 13499v3800h517">
            <text:p/>
          </draw:connector>
        </draw:g>
        <draw:g>
          <draw:rect draw:style-name="gr2" draw:text-style-name="P3" xml:id="id32" draw:id="id32" draw:layer="layout" svg:width="4.4cm" svg:height="2.6cm" svg:x="17.3cm" svg:y="10.899cm">
            <text:p text:style-name="P1"><text:span text:style-name="T2">PORTAL</text:span></text:p>
            <text:p text:style-name="P1"><text:span text:style-name="T2">LABORAL</text:span></text:p>
            <text:p text:style-name="P1"><text:span text:style-name="T2"/></text:p>
          </draw:rect>
          <draw:rect draw:style-name="gr3" draw:text-style-name="P4" draw:layer="layout" svg:width="3.3cm" svg:height="0.8cm" svg:x="17.9cm" svg:y="12.599cm">
            <text:p text:style-name="P1"><text:span text:style-name="T3">Egresados</text:span></text:p>
          </draw:rect>
          <draw:rect draw:style-name="gr4" draw:text-style-name="P1" xml:id="id33" draw:id="id33" draw:layer="layout" svg:width="3.1cm" svg:height="0.8cm" svg:x="20.1cm" svg:y="14.599cm">
            <text:p text:style-name="P1">Reporte</text:p>
          </draw:rect>
          <draw:connector draw:style-name="gr5" draw:text-style-name="P1" draw:layer="layout" svg:x1="19.5cm" svg:y1="13.499cm" svg:x2="20.1cm" svg:y2="14.999cm" draw:start-shape="id32" draw:end-shape="id33" draw:end-glue-point="3" svg:d="M19500 13499v1500h600">
            <text:p/>
          </draw:connector>
        </draw:g>
        <draw:g>
          <draw:rect draw:style-name="gr2" draw:text-style-name="P3" xml:id="id34" draw:id="id34" draw:layer="layout" svg:width="4.4cm" svg:height="4.001cm" svg:x="5.799cm" svg:y="19.999cm">
            <text:p text:style-name="P1"><text:span text:style-name="T2"/></text:p>
            <text:p text:style-name="P1"><text:span text:style-name="T2">ATENCION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rect>
          <draw:rect draw:style-name="gr3" draw:text-style-name="P4" draw:layer="layout" svg:width="3.3cm" svg:height="0.8cm" svg:x="6.399cm" svg:y="20.999cm">
            <text:p text:style-name="P1"><text:span text:style-name="T3">Aspirantes</text:span></text:p>
          </draw:rect>
          <draw:rect draw:style-name="gr4" draw:text-style-name="P1" xml:id="id35" draw:id="id35" draw:layer="layout" svg:width="2.8cm" svg:height="0.8cm" svg:x="8.499cm" svg:y="24.899cm">
            <text:p text:style-name="P1">Registro</text:p>
          </draw:rect>
          <draw:rect draw:style-name="gr4" draw:text-style-name="P1" xml:id="id36" draw:id="id36" draw:layer="layout" svg:width="2.8cm" svg:height="0.8cm" svg:x="8.499cm" svg:y="25.999cm">
            <text:p text:style-name="P1">Reporte</text:p>
          </draw:rect>
          <draw:connector draw:style-name="gr5" draw:text-style-name="P1" draw:layer="layout" svg:x1="7.999cm" svg:y1="24cm" svg:x2="8.499cm" svg:y2="25.299cm" draw:start-shape="id34" draw:start-glue-point="2" draw:end-shape="id35" draw:end-glue-point="3" svg:d="M7999 24000v1299h500">
            <text:p/>
          </draw:connector>
          <draw:connector draw:style-name="gr5" draw:text-style-name="P1" draw:layer="layout" svg:x1="7.999cm" svg:y1="24cm" svg:x2="8.499cm" svg:y2="26.399cm" draw:start-shape="id34" draw:start-glue-point="2" draw:end-shape="id36" draw:end-glue-point="3" svg:d="M7999 24000v1000h-1v1399h501">
            <text:p/>
          </draw:connector>
          <draw:rect draw:style-name="gr3" draw:text-style-name="P4" draw:layer="layout" svg:width="3.3cm" svg:height="0.8cm" svg:x="6.399cm" svg:y="21.899cm">
            <text:p text:style-name="P1"><text:span text:style-name="T3">Estudiantes</text:span></text:p>
          </draw:rect>
          <draw:rect draw:style-name="gr3" draw:text-style-name="P4" draw:layer="layout" svg:width="3.3cm" svg:height="0.8cm" svg:x="6.399cm" svg:y="22.799cm">
            <text:p text:style-name="P1"><text:span text:style-name="T3">Egresados</text:span></text:p>
          </draw:rect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rect draw:style-name="gr7" draw:text-style-name="P1" draw:layer="layout" svg:width="40.4cm" svg:height="10.6cm" svg:x="0.8cm" svg:y="0.8cm">
          <text:p/>
        </draw:rect>
        <draw:rect draw:style-name="gr1" draw:text-style-name="P2" draw:layer="layout" svg:width="4.4cm" svg:height="9.201cm" svg:x="1.6cm" svg:y="1.599cm">
          <text:p text:style-name="P1"><text:span text:style-name="T1">CONSEJERÍA</text:span></text:p>
        </draw:rect>
        <draw:g>
          <draw:rect draw:style-name="gr8" draw:text-style-name="P3" xml:id="id37" draw:id="id37" draw:layer="layout" svg:width="4.4cm" svg:height="2.6cm" svg:x="6.6cm" svg:y="1.599cm">
            <text:p text:style-name="P1"><text:span text:style-name="T2">ATENCIONES</text:span></text:p>
            <text:p text:style-name="P1"><text:span text:style-name="T2"/></text:p>
          </draw:rect>
          <draw:rect draw:style-name="gr3" draw:text-style-name="P4" draw:layer="layout" svg:width="3.3cm" svg:height="0.8cm" svg:x="7.2cm" svg:y="3.299cm">
            <text:p text:style-name="P1"><text:span text:style-name="T3">Estudiantes</text:span></text:p>
          </draw:rect>
          <draw:rect draw:style-name="gr4" draw:text-style-name="P1" xml:id="id38" draw:id="id38" draw:layer="layout" svg:width="2.8cm" svg:height="0.8cm" svg:x="9.3cm" svg:y="5.299cm">
            <text:p text:style-name="P1">Registro</text:p>
          </draw:rect>
          <draw:rect draw:style-name="gr4" draw:text-style-name="P1" xml:id="id39" draw:id="id39" draw:layer="layout" svg:width="2.8cm" svg:height="0.8cm" svg:x="9.3cm" svg:y="6.399cm">
            <text:p text:style-name="P1">Reporte</text:p>
          </draw:rect>
          <draw:connector draw:style-name="gr5" draw:text-style-name="P1" draw:layer="layout" svg:x1="8.8cm" svg:y1="4.199cm" svg:x2="9.3cm" svg:y2="5.699cm" draw:start-shape="id37" draw:start-glue-point="2" draw:end-shape="id38" draw:end-glue-point="3" svg:d="M8800 4199v550h-1v950h501">
            <text:p/>
          </draw:connector>
          <draw:connector draw:style-name="gr5" draw:text-style-name="P1" draw:layer="layout" svg:x1="8.8cm" svg:y1="4.199cm" svg:x2="9.3cm" svg:y2="6.799cm" draw:start-shape="id37" draw:start-glue-point="2" draw:end-shape="id39" draw:end-glue-point="3" svg:d="M8800 4199v1100h-1v1500h501">
            <text:p/>
          </draw:connector>
        </draw:g>
        <draw:g>
          <draw:rect draw:style-name="gr4" draw:text-style-name="P3" xml:id="id40" draw:id="id40" draw:layer="layout" svg:width="4.4cm" svg:height="2.6cm" svg:x="12.7cm" svg:y="1.599cm">
            <text:p text:style-name="P1"><text:span text:style-name="T2">ASIGNACIÓN</text:span></text:p>
            <text:p text:style-name="P1"><text:span text:style-name="T2">CONSEJEROS</text:span></text:p>
            <text:p text:style-name="P1"><text:span text:style-name="T2"/></text:p>
          </draw:rect>
          <draw:rect draw:style-name="gr3" draw:text-style-name="P4" draw:layer="layout" svg:width="3.3cm" svg:height="0.8cm" svg:x="13.3cm" svg:y="3.299cm">
            <text:p text:style-name="P1"><text:span text:style-name="T3">Estudiantes</text:span></text:p>
          </draw:rect>
          <draw:rect draw:style-name="gr4" draw:text-style-name="P1" xml:id="id41" draw:id="id41" draw:layer="layout" svg:width="3.1cm" svg:height="0.8cm" svg:x="15.4cm" svg:y="5.299cm">
            <text:p text:style-name="P1">Asignación</text:p>
          </draw:rect>
          <draw:rect draw:style-name="gr4" draw:text-style-name="P1" xml:id="id42" draw:id="id42" draw:layer="layout" svg:width="2.8cm" svg:height="0.8cm" svg:x="15.4cm" svg:y="6.399cm">
            <text:p text:style-name="P1">Reporte</text:p>
          </draw:rect>
          <draw:connector draw:style-name="gr5" draw:text-style-name="P1" draw:layer="layout" svg:x1="14.9cm" svg:y1="4.199cm" svg:x2="15.4cm" svg:y2="5.699cm" draw:start-shape="id40" draw:start-glue-point="2" draw:end-shape="id41" draw:end-glue-point="3" svg:d="M14900 4199v550h-1v950h501">
            <text:p/>
          </draw:connector>
          <draw:connector draw:style-name="gr5" draw:text-style-name="P1" draw:layer="layout" svg:x1="14.9cm" svg:y1="4.199cm" svg:x2="15.4cm" svg:y2="6.799cm" draw:start-shape="id40" draw:start-glue-point="2" draw:end-shape="id42" draw:end-glue-point="3" svg:d="M14900 4199v1100h-1v1500h501">
            <text:p/>
          </draw:connector>
        </draw:g>
        <draw:g>
          <draw:rect draw:style-name="gr4" draw:text-style-name="P3" xml:id="id43" draw:id="id43" draw:layer="layout" svg:width="4.4cm" svg:height="2.6cm" svg:x="18.8cm" svg:y="1.599cm">
            <text:p text:style-name="P1"><text:span text:style-name="T2">INDUCCIÓN</text:span></text:p>
            <text:p text:style-name="P1"><text:span text:style-name="T2"/></text:p>
          </draw:rect>
          <draw:rect draw:style-name="gr3" draw:text-style-name="P4" draw:layer="layout" svg:width="3.3cm" svg:height="0.8cm" svg:x="19.4cm" svg:y="3.299cm">
            <text:p text:style-name="P1"><text:span text:style-name="T3">Estudiantes</text:span></text:p>
          </draw:rect>
          <draw:rect draw:style-name="gr4" draw:text-style-name="P1" xml:id="id44" draw:id="id44" draw:layer="layout" svg:width="2.8cm" svg:height="0.8cm" svg:x="21.6cm" svg:y="5.299cm">
            <text:p text:style-name="P1">Horarios</text:p>
          </draw:rect>
          <draw:rect draw:style-name="gr4" draw:text-style-name="P1" xml:id="id48" draw:id="id48" draw:layer="layout" svg:width="4.2cm" svg:height="0.8cm" svg:x="21.6cm" svg:y="6.399cm">
            <text:p text:style-name="P1">Agendamiento</text:p>
          </draw:rect>
          <draw:rect draw:style-name="gr4" draw:text-style-name="P1" xml:id="id47" draw:id="id47" draw:layer="layout" svg:width="3.1cm" svg:height="0.8cm" svg:x="21.644cm" svg:y="7.499cm">
            <text:p text:style-name="P1">Asistencia</text:p>
          </draw:rect>
          <draw:rect draw:style-name="gr4" draw:text-style-name="P1" xml:id="id46" draw:id="id46" draw:layer="layout" svg:width="3.356cm" svg:height="0.8cm" svg:x="21.644cm" svg:y="8.599cm">
            <text:p text:style-name="P1">Evaluación</text:p>
          </draw:rect>
          <draw:rect draw:style-name="gr4" draw:text-style-name="P1" xml:id="id45" draw:id="id45" draw:layer="layout" svg:width="2.8cm" svg:height="0.8cm" svg:x="21.655cm" svg:y="9.699cm">
            <text:p text:style-name="P1">Reportes</text:p>
          </draw:rect>
          <draw:connector draw:style-name="gr5" draw:text-style-name="P1" draw:layer="layout" svg:x1="21cm" svg:y1="4.199cm" svg:x2="21.6cm" svg:y2="5.699cm" draw:start-shape="id43" draw:end-shape="id44" draw:end-glue-point="3" svg:d="M21000 4199v1500h600">
            <text:p/>
          </draw:connector>
          <draw:connector draw:style-name="gr5" draw:text-style-name="P1" draw:layer="layout" svg:x1="21.655cm" svg:y1="10.099cm" svg:x2="21cm" svg:y2="4.199cm" draw:start-shape="id45" draw:start-glue-point="3" draw:end-shape="id43" draw:end-glue-point="2" svg:d="M21655 10099h-655v-5900">
            <text:p/>
          </draw:connector>
          <draw:connector draw:style-name="gr5" draw:text-style-name="P1" draw:layer="layout" svg:x1="21.644cm" svg:y1="8.999cm" svg:x2="21cm" svg:y2="4.199cm" draw:start-shape="id46" draw:start-glue-point="3" draw:end-shape="id43" svg:d="M21644 8999h-644v-4800">
            <text:p/>
          </draw:connector>
          <draw:connector draw:style-name="gr5" draw:text-style-name="P1" draw:layer="layout" svg:x1="21.644cm" svg:y1="7.899cm" svg:x2="21cm" svg:y2="4.199cm" draw:start-shape="id47" draw:start-glue-point="3" draw:end-shape="id43" draw:end-glue-point="2" svg:d="M21644 7899h-644v-3700">
            <text:p/>
          </draw:connector>
          <draw:connector draw:style-name="gr5" draw:text-style-name="P1" draw:layer="layout" svg:x1="21.6cm" svg:y1="6.799cm" svg:x2="21cm" svg:y2="4.199cm" draw:start-shape="id48" draw:start-glue-point="3" draw:end-shape="id43" svg:d="M21600 6799h-600v-2600">
            <text:p/>
          </draw:connector>
        </draw:g>
        <draw:g>
          <draw:rect draw:style-name="gr2" draw:text-style-name="P2" xml:id="id49" draw:id="id49" draw:layer="layout" svg:width="4.4cm" svg:height="2.6cm" svg:x="24.9cm" svg:y="1.599cm">
            <text:p text:style-name="P1"><text:span text:style-name="T1">PLAN DE </text:span></text:p>
            <text:p text:style-name="P1"><text:span text:style-name="T1">ACCIÓN</text:span></text:p>
            <text:p text:style-name="P1"><text:span text:style-name="T1"/></text:p>
          </draw:rect>
          <draw:rect draw:style-name="gr3" draw:text-style-name="P4" draw:layer="layout" svg:width="3.3cm" svg:height="0.8cm" svg:x="25.5cm" svg:y="3.3cm">
            <text:p text:style-name="P1"><text:span text:style-name="T3">Estudiantes</text:span></text:p>
          </draw:rect>
          <draw:rect draw:style-name="gr4" draw:text-style-name="P5" xml:id="id50" draw:id="id50" draw:layer="layout" svg:width="3.9cm" svg:height="0.8cm" svg:x="27.7cm" svg:y="5.299cm">
            <text:p text:style-name="P1"><text:span text:style-name="T4">Cronograma</text:span></text:p>
          </draw:rect>
          <draw:rect draw:style-name="gr4" draw:text-style-name="P5" xml:id="id51" draw:id="id51" draw:layer="layout" svg:width="3.6cm" svg:height="0.8cm" svg:x="27.7cm" svg:y="6.399cm">
            <text:p text:style-name="P1"><text:span text:style-name="T4">Asistencia</text:span></text:p>
          </draw:rect>
          <draw:rect draw:style-name="gr4" draw:text-style-name="P5" xml:id="id52" draw:id="id52" draw:layer="layout" svg:width="3.1cm" svg:height="0.8cm" svg:x="27.745cm" svg:y="7.5cm">
            <text:p text:style-name="P1"><text:span text:style-name="T4">Reportes</text:span></text:p>
          </draw:rect>
          <draw:connector draw:style-name="gr5" draw:text-style-name="P1" draw:layer="layout" svg:x1="27.1cm" svg:y1="4.199cm" svg:x2="27.7cm" svg:y2="5.699cm" draw:start-shape="id49" draw:end-shape="id50" draw:end-glue-point="3" svg:d="M27100 4199v1500h600">
            <text:p/>
          </draw:connector>
          <draw:connector draw:style-name="gr5" draw:text-style-name="P1" draw:layer="layout" svg:x1="27.7cm" svg:y1="6.799cm" svg:x2="27.1cm" svg:y2="4.199cm" draw:start-shape="id51" draw:start-glue-point="3" draw:end-shape="id49" svg:d="M27700 6799h-600v-2600">
            <text:p/>
          </draw:connector>
          <draw:connector draw:style-name="gr5" draw:text-style-name="P1" draw:layer="layout" svg:x1="27.745cm" svg:y1="7.9cm" svg:x2="27.1cm" svg:y2="4.199cm" draw:start-shape="id52" draw:start-glue-point="3" draw:end-shape="id49" draw:end-glue-point="2" svg:d="M27745 7900h-645v-3701">
            <text:p/>
          </draw:connector>
        </draw:g>
        <draw:g>
          <draw:rect draw:style-name="gr9" draw:text-style-name="P3" xml:id="id53" draw:id="id53" draw:layer="layout" svg:width="4.4cm" svg:height="2.6cm" svg:x="30.9cm" svg:y="1.599cm">
            <text:p text:style-name="P1"><text:span text:style-name="T2">REPORTES</text:span></text:p>
            <text:p text:style-name="P1"><text:span text:style-name="T2"/></text:p>
          </draw:rect>
          <draw:rect draw:style-name="gr3" draw:text-style-name="P4" draw:layer="layout" svg:width="3.3cm" svg:height="0.8cm" svg:x="31.5cm" svg:y="3.299cm">
            <text:p text:style-name="P1"><text:span text:style-name="T3">Estudiantes</text:span></text:p>
          </draw:rect>
          <draw:rect draw:style-name="gr4" draw:text-style-name="P1" xml:id="id54" draw:id="id54" draw:layer="layout" svg:width="3.801cm" svg:height="0.8cm" svg:x="33.6cm" svg:y="5.299cm">
            <text:p text:style-name="P1">Matriculados</text:p>
          </draw:rect>
          <draw:rect draw:style-name="gr4" draw:text-style-name="P1" xml:id="id55" draw:id="id55" draw:layer="layout" svg:width="5.201cm" svg:height="0.8cm" svg:x="33.6cm" svg:y="6.399cm">
            <text:p text:style-name="P1">Cátedra Unadista</text:p>
          </draw:rect>
          <draw:connector draw:style-name="gr5" draw:text-style-name="P1" draw:layer="layout" svg:x1="33.1cm" svg:y1="4.199cm" svg:x2="33.6cm" svg:y2="5.699cm" draw:start-shape="id53" draw:start-glue-point="2" draw:end-shape="id54" draw:end-glue-point="3" svg:d="M33100 4199v550h-1v950h501">
            <text:p/>
          </draw:connector>
          <draw:connector draw:style-name="gr5" draw:text-style-name="P1" draw:layer="layout" svg:x1="33.1cm" svg:y1="4.199cm" svg:x2="33.6cm" svg:y2="6.799cm" draw:start-shape="id53" draw:start-glue-point="2" draw:end-shape="id55" draw:end-glue-point="3" svg:d="M33100 4199v1100h-1v1500h501">
            <text:p/>
          </draw:connector>
        </draw:g>
        <draw:rect draw:style-name="gr10" draw:text-style-name="P1" draw:layer="layout" svg:width="40.4cm" svg:height="8.3cm" svg:x="0.8cm" svg:y="12.1cm">
          <text:p text:style-name="P1"/>
        </draw:rect>
        <draw:rect draw:style-name="gr1" draw:text-style-name="P2" draw:layer="layout" svg:width="4.4cm" svg:height="6.899cm" svg:x="1.6cm" svg:y="12.701cm">
          <text:p text:style-name="P1"><text:span text:style-name="T1">EGRESADOS</text:span></text:p>
        </draw:rect>
        <draw:g>
          <draw:rect draw:style-name="gr11" draw:text-style-name="P3" xml:id="id56" draw:id="id56" draw:layer="layout" svg:width="5.4cm" svg:height="2.6cm" svg:x="6.6cm" svg:y="12.8cm">
            <text:p text:style-name="P1"><text:span text:style-name="T2">ACTUALIZACIÓN</text:span></text:p>
            <text:p text:style-name="P1"><text:span text:style-name="T2">DE DATOS</text:span></text:p>
            <text:p text:style-name="P1"><text:span text:style-name="T2"/></text:p>
          </draw:rect>
          <draw:rect draw:style-name="gr3" draw:text-style-name="P4" draw:layer="layout" svg:width="3.3cm" svg:height="0.8cm" svg:x="7.2cm" svg:y="14.5cm">
            <text:p text:style-name="P1"><text:span text:style-name="T3">Egresados</text:span></text:p>
          </draw:rect>
          <draw:rect draw:style-name="gr4" draw:text-style-name="P1" xml:id="id57" draw:id="id57" draw:layer="layout" svg:width="4.299cm" svg:height="0.8cm" svg:x="9.8cm" svg:y="16.5cm">
            <text:p text:style-name="P1">Actualización</text:p>
          </draw:rect>
          <draw:connector draw:style-name="gr5" draw:text-style-name="P1" draw:layer="layout" svg:x1="9.3cm" svg:y1="15.4cm" svg:x2="9.8cm" svg:y2="16.9cm" draw:start-shape="id56" draw:start-glue-point="2" draw:end-shape="id57" draw:end-glue-point="3" svg:d="M9300 15400v550h-1v950h501">
            <text:p/>
          </draw:connector>
        </draw:g>
        <draw:g>
          <draw:rect draw:style-name="gr12" draw:text-style-name="P3" xml:id="id58" draw:id="id58" draw:layer="layout" svg:width="4.4cm" svg:height="2.6cm" svg:x="13cm" svg:y="12.8cm">
            <text:p text:style-name="P1"><text:span text:style-name="T2">EVENTOS</text:span></text:p>
            <text:p text:style-name="P1"><text:span text:style-name="T2">EGRESADOS</text:span></text:p>
            <text:p text:style-name="P1"><text:span text:style-name="T2"/></text:p>
          </draw:rect>
          <draw:rect draw:style-name="gr3" draw:text-style-name="P4" draw:layer="layout" svg:width="3.3cm" svg:height="0.8cm" svg:x="13.6cm" svg:y="14.5cm">
            <text:p text:style-name="P1"><text:span text:style-name="T3">Egresados</text:span></text:p>
          </draw:rect>
          <draw:rect draw:style-name="gr4" draw:text-style-name="P1" xml:id="id59" draw:id="id59" draw:layer="layout" svg:width="3.1cm" svg:height="0.8cm" svg:x="15.7cm" svg:y="16.5cm">
            <text:p text:style-name="P1">Registro</text:p>
          </draw:rect>
          <draw:rect draw:style-name="gr4" draw:text-style-name="P1" xml:id="id60" draw:id="id60" draw:layer="layout" svg:width="2.8cm" svg:height="0.8cm" svg:x="15.7cm" svg:y="17.6cm">
            <text:p text:style-name="P1">Reporte</text:p>
          </draw:rect>
          <draw:connector draw:style-name="gr5" draw:text-style-name="P1" draw:layer="layout" svg:x1="15.2cm" svg:y1="15.4cm" svg:x2="15.7cm" svg:y2="16.9cm" draw:start-shape="id58" draw:start-glue-point="2" draw:end-shape="id59" draw:end-glue-point="3" svg:d="M15200 15400v550h-1v950h501">
            <text:p/>
          </draw:connector>
          <draw:connector draw:style-name="gr5" draw:text-style-name="P1" draw:layer="layout" svg:x1="15.2cm" svg:y1="15.4cm" svg:x2="15.7cm" svg:y2="18cm" draw:start-shape="id58" draw:start-glue-point="2" draw:end-shape="id60" draw:end-glue-point="3" svg:d="M15200 15400v1100h-1v1500h501">
            <text:p/>
          </draw:connector>
        </draw:g>
        <draw:g>
          <draw:rect draw:style-name="gr9" draw:text-style-name="P2" xml:id="id61" draw:id="id61" draw:layer="layout" svg:width="6.6cm" svg:height="2.6cm" svg:x="23.2cm" svg:y="12.8cm">
            <text:p text:style-name="P1"><text:span text:style-name="T1">GESTOR</text:span></text:p>
            <text:p text:style-name="P1"><text:span text:style-name="T1">COMUNICACIONES</text:span></text:p>
            <text:p text:style-name="P1"><text:span text:style-name="T1"/></text:p>
          </draw:rect>
          <draw:rect draw:style-name="gr3" draw:text-style-name="P4" draw:layer="layout" svg:width="3.3cm" svg:height="0.8cm" svg:x="24.9cm" svg:y="14.501cm">
            <text:p text:style-name="P1"><text:span text:style-name="T3">Egresados</text:span></text:p>
          </draw:rect>
          <draw:rect draw:style-name="gr4" draw:text-style-name="P5" xml:id="id62" draw:id="id62" draw:layer="layout" svg:width="3.9cm" svg:height="0.8cm" svg:x="27.1cm" svg:y="16.5cm">
            <text:p text:style-name="P1"><text:span text:style-name="T4">Envio e-mail</text:span></text:p>
          </draw:rect>
          <draw:rect draw:style-name="gr4" draw:text-style-name="P5" xml:id="id63" draw:id="id63" draw:layer="layout" svg:width="4.2cm" svg:height="0.8cm" svg:x="27.1cm" svg:y="17.6cm">
            <text:p text:style-name="P1"><text:span text:style-name="T4">Reporte</text:span></text:p>
          </draw:rect>
          <draw:connector draw:style-name="gr5" draw:text-style-name="P1" draw:layer="layout" svg:x1="26.5cm" svg:y1="15.4cm" svg:x2="27.1cm" svg:y2="16.9cm" draw:start-shape="id61" draw:end-shape="id62" draw:end-glue-point="3" svg:d="M26500 15400v1500h600">
            <text:p/>
          </draw:connector>
          <draw:connector draw:style-name="gr5" draw:text-style-name="P1" draw:layer="layout" svg:x1="27.1cm" svg:y1="18cm" svg:x2="26.5cm" svg:y2="15.4cm" draw:start-shape="id63" draw:start-glue-point="3" draw:end-shape="id61" svg:d="M27100 18000h-600v-2600">
            <text:p/>
          </draw:connector>
        </draw:g>
        <draw:g>
          <draw:rect draw:style-name="gr2" draw:text-style-name="P3" xml:id="id64" draw:id="id64" draw:layer="layout" svg:width="4.4cm" svg:height="2.6cm" svg:x="30.5cm" svg:y="12.8cm">
            <text:p text:style-name="P1"><text:span text:style-name="T2">REPORTES</text:span></text:p>
            <text:p text:style-name="P1"><text:span text:style-name="T2"/></text:p>
          </draw:rect>
          <draw:rect draw:style-name="gr3" draw:text-style-name="P4" draw:layer="layout" svg:width="3.3cm" svg:height="0.8cm" svg:x="31.1cm" svg:y="14.5cm">
            <text:p text:style-name="P1"><text:span text:style-name="T3">Egresados</text:span></text:p>
          </draw:rect>
          <draw:rect draw:style-name="gr9" draw:text-style-name="P1" xml:id="id65" draw:id="id65" draw:layer="layout" svg:width="3.801cm" svg:height="0.8cm" svg:x="33.2cm" svg:y="16.5cm">
            <text:p text:style-name="P1">Graduados</text:p>
          </draw:rect>
          <draw:rect draw:style-name="gr4" draw:text-style-name="P1" xml:id="id66" draw:id="id66" draw:layer="layout" svg:width="6.4cm" svg:height="0.8cm" svg:x="33.2cm" svg:y="17.6cm">
            <text:p text:style-name="P1">Momento Cero UNAD</text:p>
          </draw:rect>
          <draw:connector draw:style-name="gr5" draw:text-style-name="P1" draw:layer="layout" svg:x1="32.7cm" svg:y1="15.4cm" svg:x2="33.2cm" svg:y2="16.9cm" draw:start-shape="id64" draw:start-glue-point="2" draw:end-shape="id65" draw:end-glue-point="3" svg:d="M32700 15400v550h-1v950h501">
            <text:p/>
          </draw:connector>
          <draw:connector draw:style-name="gr5" draw:text-style-name="P1" draw:layer="layout" svg:x1="32.7cm" svg:y1="15.4cm" svg:x2="33.2cm" svg:y2="18cm" draw:start-shape="id64" draw:start-glue-point="2" draw:end-shape="id66" draw:end-glue-point="3" svg:d="M32700 15400v1100h-1v1500h501">
            <text:p/>
          </draw:connector>
          <draw:rect draw:style-name="gr4" draw:text-style-name="P1" xml:id="id67" draw:id="id67" draw:layer="layout" svg:width="7.183cm" svg:height="0.8cm" svg:x="33.217cm" svg:y="18.8cm">
            <text:p text:style-name="P1">Momentos 0, 1 y 5 MEN</text:p>
          </draw:rect>
          <draw:connector draw:style-name="gr5" draw:text-style-name="P1" draw:layer="layout" svg:x1="32.7cm" svg:y1="15.4cm" svg:x2="33.217cm" svg:y2="19.2cm" draw:start-shape="id64" draw:end-shape="id67" draw:end-glue-point="3" svg:d="M32700 15400v3800h517">
            <text:p/>
          </draw:connector>
        </draw:g>
        <draw:g>
          <draw:rect draw:style-name="gr2" draw:text-style-name="P3" xml:id="id68" draw:id="id68" draw:layer="layout" svg:width="4.4cm" svg:height="2.6cm" svg:x="18.1cm" svg:y="12.8cm">
            <text:p text:style-name="P1"><text:span text:style-name="T2">PORTAL</text:span></text:p>
            <text:p text:style-name="P1"><text:span text:style-name="T2">LABORAL</text:span></text:p>
            <text:p text:style-name="P1"><text:span text:style-name="T2"/></text:p>
          </draw:rect>
          <draw:rect draw:style-name="gr3" draw:text-style-name="P4" draw:layer="layout" svg:width="3.3cm" svg:height="0.8cm" svg:x="18.7cm" svg:y="14.5cm">
            <text:p text:style-name="P1"><text:span text:style-name="T3">Egresados</text:span></text:p>
          </draw:rect>
          <draw:rect draw:style-name="gr4" draw:text-style-name="P1" xml:id="id69" draw:id="id69" draw:layer="layout" svg:width="3.1cm" svg:height="0.8cm" svg:x="20.9cm" svg:y="16.5cm">
            <text:p text:style-name="P1">Reporte</text:p>
          </draw:rect>
          <draw:connector draw:style-name="gr5" draw:text-style-name="P1" draw:layer="layout" svg:x1="20.3cm" svg:y1="15.4cm" svg:x2="20.9cm" svg:y2="16.9cm" draw:start-shape="id68" draw:end-shape="id69" draw:end-glue-point="3" svg:d="M20300 15400v1500h600">
            <text:p/>
          </draw:connector>
        </draw:g>
        <draw:rect draw:style-name="gr7" draw:text-style-name="P1" draw:layer="layout" svg:width="40.4cm" svg:height="7.8cm" svg:x="0.8cm" svg:y="21.2cm">
          <text:p/>
        </draw:rect>
        <draw:rect draw:style-name="gr1" draw:text-style-name="P2" draw:layer="layout" svg:width="4.4cm" svg:height="6.7cm" svg:x="1.601cm" svg:y="21.7cm">
          <text:p text:style-name="P1"><text:span text:style-name="T1">MONITORIA</text:span></text:p>
        </draw:rect>
        <draw:g>
          <draw:rect draw:style-name="gr4" draw:text-style-name="P3" xml:id="id70" draw:id="id70" draw:layer="layout" svg:width="4.4cm" svg:height="4.001cm" svg:x="6.6cm" svg:y="21.699cm">
            <text:p text:style-name="P1"><text:span text:style-name="T2"/></text:p>
            <text:p text:style-name="P1"><text:span text:style-name="T2">ATENCION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rect>
          <draw:rect draw:style-name="gr3" draw:text-style-name="P4" draw:layer="layout" svg:width="3.3cm" svg:height="0.8cm" svg:x="7.2cm" svg:y="22.699cm">
            <text:p text:style-name="P1"><text:span text:style-name="T3">Aspirantes</text:span></text:p>
          </draw:rect>
          <draw:rect draw:style-name="gr4" draw:text-style-name="P1" xml:id="id71" draw:id="id71" draw:layer="layout" svg:width="2.8cm" svg:height="0.8cm" svg:x="9.3cm" svg:y="26.599cm">
            <text:p text:style-name="P1">Registro</text:p>
          </draw:rect>
          <draw:rect draw:style-name="gr4" draw:text-style-name="P1" xml:id="id72" draw:id="id72" draw:layer="layout" svg:width="2.8cm" svg:height="0.8cm" svg:x="9.3cm" svg:y="27.699cm">
            <text:p text:style-name="P1">Reporte</text:p>
          </draw:rect>
          <draw:connector draw:style-name="gr5" draw:text-style-name="P1" draw:layer="layout" svg:x1="8.8cm" svg:y1="25.7cm" svg:x2="9.3cm" svg:y2="26.999cm" draw:start-shape="id70" draw:start-glue-point="2" draw:end-shape="id71" draw:end-glue-point="3" svg:d="M8800 25700v1299h500">
            <text:p/>
          </draw:connector>
          <draw:connector draw:style-name="gr5" draw:text-style-name="P1" draw:layer="layout" svg:x1="8.8cm" svg:y1="25.7cm" svg:x2="9.3cm" svg:y2="28.099cm" draw:start-shape="id70" draw:start-glue-point="2" draw:end-shape="id72" draw:end-glue-point="3" svg:d="M8800 25700v1000h-1v1399h501">
            <text:p/>
          </draw:connector>
          <draw:rect draw:style-name="gr3" draw:text-style-name="P4" draw:layer="layout" svg:width="3.3cm" svg:height="0.8cm" svg:x="7.2cm" svg:y="23.599cm">
            <text:p text:style-name="P1"><text:span text:style-name="T3">Estudiantes</text:span></text:p>
          </draw:rect>
          <draw:rect draw:style-name="gr3" draw:text-style-name="P4" draw:layer="layout" svg:width="3.3cm" svg:height="0.8cm" svg:x="7.2cm" svg:y="24.499cm">
            <text:p text:style-name="P1"><text:span text:style-name="T3">Egresados</text:span></text:p>
          </draw:rect>
        </draw:g>
        <draw:rect draw:style-name="gr7" draw:text-style-name="P1" draw:layer="layout" svg:width="40.4cm" svg:height="9.4cm" svg:x="0.8cm" svg:y="29.8cm">
          <text:p/>
        </draw:rect>
        <draw:rect draw:style-name="gr1" draw:text-style-name="P2" draw:layer="layout" svg:width="4.4cm" svg:height="7.2cm" svg:x="1.602cm" svg:y="30.4cm">
          <text:p text:style-name="P1"><text:span text:style-name="T1">BIENESTAR</text:span></text:p>
        </draw:rect>
        <draw:rect draw:style-name="gr4" draw:text-style-name="P3" xml:id="id73" draw:id="id73" draw:layer="layout" svg:width="4.4cm" svg:height="4.401cm" svg:x="6.601cm" svg:y="30.399cm">
          <text:p text:style-name="P1"><text:span text:style-name="T2"/></text:p>
          <text:p text:style-name="P1"><text:span text:style-name="T2">ATENCIONES</text:span></text:p>
          <text:p text:style-name="P1"><text:span text:style-name="T2">Chat </text:span></text:p>
          <text:p text:style-name="P1"><text:span text:style-name="T2">Psico-Socia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rect>
        <draw:rect draw:style-name="gr4" draw:text-style-name="P1" xml:id="id74" draw:id="id74" draw:layer="layout" svg:width="2.8cm" svg:height="0.8cm" svg:x="9.301cm" svg:y="35.499cm">
          <text:p text:style-name="P1">Registro</text:p>
        </draw:rect>
        <draw:rect draw:style-name="gr4" draw:text-style-name="P1" xml:id="id75" draw:id="id75" draw:layer="layout" svg:width="2.8cm" svg:height="0.8cm" svg:x="9.301cm" svg:y="36.599cm">
          <text:p text:style-name="P1">Reporte</text:p>
        </draw:rect>
        <draw:connector draw:style-name="gr5" draw:text-style-name="P1" draw:layer="layout" svg:x1="8.801cm" svg:y1="34.8cm" svg:x2="9.301cm" svg:y2="35.899cm" draw:start-shape="id73" draw:start-glue-point="2" draw:end-shape="id74" draw:end-glue-point="3" svg:d="M8801 34800v1099h500">
          <text:p/>
        </draw:connector>
        <draw:connector draw:style-name="gr5" draw:text-style-name="P1" draw:layer="layout" svg:x1="8.801cm" svg:y1="34.8cm" svg:x2="9.301cm" svg:y2="36.999cm" draw:start-shape="id73" draw:start-glue-point="2" draw:end-shape="id75" draw:end-glue-point="3" svg:d="M8801 34800v900h-1v1299h501">
          <text:p/>
        </draw:connector>
        <draw:rect draw:style-name="gr3" draw:text-style-name="P4" draw:layer="layout" svg:width="3.3cm" svg:height="0.8cm" svg:x="7.201cm" svg:y="32.899cm">
          <text:p text:style-name="P1"><text:span text:style-name="T3">Estudiantes</text:span></text:p>
        </draw:rect>
        <draw:rect draw:style-name="gr3" draw:text-style-name="P4" draw:layer="layout" svg:width="3.3cm" svg:height="0.8cm" svg:x="7.201cm" svg:y="33.799cm">
          <text:p text:style-name="P1"><text:span text:style-name="T3">Egresados</text:span></text:p>
        </draw:rect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s" fo:country="CO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cm" fo:page-height="4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928cm" svg:height="7.047cm" svg:x="1.683cm" svg:y="2.397cm"/>
      <draw:page-thumbnail draw:layer="backgroundobjects" svg:width="7.928cm" svg:height="7.047cm" svg:x="1.683cm" svg:y="10.445cm"/>
      <draw:page-thumbnail draw:layer="backgroundobjects" svg:width="7.928cm" svg:height="7.047cm" svg:x="1.683cm" svg:y="18.493cm"/>
      <draw:page-thumbnail draw:layer="backgroundobjects" svg:width="7.928cm" svg:height="7.047cm" svg:x="11.978cm" svg:y="2.397cm"/>
      <draw:page-thumbnail draw:layer="backgroundobjects" svg:width="7.928cm" svg:height="7.047cm" svg:x="11.978cm" svg:y="10.445cm"/>
      <draw:page-thumbnail draw:layer="backgroundobjects" svg:width="7.928cm" svg:height="7.047cm" svg:x="11.978cm" svg:y="18.493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6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mar Augusto Bautista Mora</meta:initial-creator>
    <meta:creation-date>2019-09-30T09:25:25</meta:creation-date>
    <meta:editing-duration>PT1H27M59S</meta:editing-duration>
    <meta:editing-cycles>5</meta:editing-cycles>
    <dc:date>2019-10-07T05:41:34</dc:date>
    <dc:creator>Omar Augusto Bautista Mora</dc:creator>
    <meta:generator>OpenOffice/4.1.6$Unix OpenOffice.org_project/416m1$Build-9790</meta:generator>
    <meta:document-statistic meta:object-count="216"/>
  </office:meta>
</office:document-meta>
</file>